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ystem" style:font-pitch="variable" svg:panose-1="2 11 6 4 2 2 2 2 2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color="#C9211E"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color="#C9211E"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P35" style:parent-style-name="Standard" style:family="paragraph">
      <style:paragraph-properties fo:text-align="center"/>
    </style:style>
    <style:style style:name="T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P40" style:parent-style-name="Standard" style:family="paragraph">
      <style:paragraph-properties fo:text-align="center"/>
    </style:style>
    <style:style style:name="T41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font-size="18pt" style:font-size-asian="18pt" style:font-size-complex="18pt" fo:background-color="#FFFFFF"/>
    </style:style>
    <style:style style:name="T42" style:parent-style-name="Выделение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43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44" style:parent-style-name="SourceText" style:family="text">
      <style:text-properties style:font-name="Helvetica" style:font-name-asian="Times New Roman" style:font-name-complex="Helvetica" fo:color="#313131" fo:background-color="#F0F8FF" style:language-asian="ru" style:country-asian="RU"/>
    </style:style>
    <style:style style:name="T45" style:parent-style-name="StrongEmphasis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46" style:parent-style-name="PreformattedText" style:family="paragraph">
      <style:paragraph-properties fo:widows="2" fo:orphans="2" style:line-height-at-least="0.1666in"/>
    </style:style>
    <style:style style:name="T47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48" style:parent-style-name="Основнойшрифтабзаца" style:family="text">
      <style:text-properties style:font-name="Open Sans" fo:color="#333333" fo:font-size="9.5pt" style:font-size-asian="9.5pt" fo:language="en" fo:country="US"/>
    </style:style>
    <style:style style:name="T49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50" style:parent-style-name="Основнойшрифтабзаца" style:family="text">
      <style:text-properties style:font-name="Open Sans" fo:color="#007020" fo:font-size="9.5pt" style:font-size-asian="9.5pt" fo:language="en" fo:country="US"/>
    </style:style>
    <style:style style:name="T51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52" style:parent-style-name="Основнойшрифтабзаца" style:family="text">
      <style:text-properties style:font-name="Open Sans" fo:color="#313131" fo:font-size="9.5pt" style:font-size-asian="9.5pt" fo:background-color="#FFF0F0" fo:language="en" fo:country="US"/>
    </style:style>
    <style:style style:name="T53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54" style:parent-style-name="Основнойшрифтабзаца" style:family="text">
      <style:text-properties style:font-name="Open Sans" fo:color="#313131" fo:font-size="9.5pt" style:font-size-asian="9.5pt" fo:background-color="#FFF0F0" fo:language="en" fo:country="US"/>
    </style:style>
    <style:style style:name="T55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56" style:parent-style-name="Основнойшрифтабзаца" style:family="text">
      <style:text-properties style:font-name="Open Sans" fo:color="#333333" fo:font-size="9.5pt" style:font-size-asian="9.5pt" fo:language="en" fo:country="US"/>
    </style:style>
    <style:style style:name="T57" style:parent-style-name="Основнойшрифтабзаца" style:family="text">
      <style:text-properties style:font-name="Open Sans" fo:color="#313131" fo:font-size="9.5pt" style:font-size-asian="9.5pt" fo:background-color="#FFF0F0" fo:language="en" fo:country="US"/>
    </style:style>
    <style:style style:name="T58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P59" style:parent-style-name="Standard" style:family="paragraph">
      <style:text-properties style:font-name="Helvetica" style:font-name-complex="Helvetica" fo:color="#313131" fo:background-color="#FFFFFF" fo:language="en" fo:country="US"/>
    </style:style>
    <style:style style:name="T60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1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2" style:parent-style-name="Выделение" style:family="text">
      <style:text-properties style:font-name="Helvetica" style:font-name-asian="Times New Roman" style:font-name-complex="Helvetica" fo:font-style="normal" style:font-style-asian="normal" fo:color="#313131" fo:background-color="#FFFFFF" style:language-asian="ru" style:country-asian="RU"/>
    </style:style>
    <style:style style:name="T63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4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5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6" style:parent-style-name="Выделение" style:family="text">
      <style:text-properties style:font-name="Helvetica" style:font-name-asian="Times New Roman" style:font-name-complex="Helvetica" fo:font-style="normal" style:font-style-asian="normal" fo:color="#313131" fo:background-color="#FFFFFF" style:language-asian="ru" style:country-asian="RU"/>
    </style:style>
    <style:style style:name="T67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8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9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70" style:parent-style-name="Textbody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71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72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73" style:parent-style-name="Textbody" style:family="paragraph">
      <style:paragraph-properties fo:widows="2" fo:orphans="2" fo:margin-top="0.1666in" fo:margin-bottom="0.1666in"/>
    </style:style>
    <style:style style:name="T74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75" style:parent-style-name="Textbody" style:family="paragraph">
      <style:paragraph-properties fo:widows="2" fo:orphans="2" fo:margin-top="0.1666in" fo:margin-bottom="0.1666in"/>
    </style:style>
    <style:style style:name="T76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77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78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79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80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81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82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P83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84" style:parent-style-name="SourceText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85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86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87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88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89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90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91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92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93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94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95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96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97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98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99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100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101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02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103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04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05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106" style:parent-style-name="SourceText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107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108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09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110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11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12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113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14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15" style:parent-style-name="Textbody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6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17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18" style:parent-style-name="Выделение" style:family="text">
      <style:text-properties style:font-name="Helvetica" style:font-name-asian="Times New Roman" style:font-name-complex="Helvetica" fo:font-style="normal" style:font-style-asian="normal" fo:color="#313131" fo:background-color="#FFFFFF" style:language-asian="ru" style:country-asian="RU"/>
    </style:style>
    <style:style style:name="T119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20" style:parent-style-name="Выделение" style:family="text">
      <style:text-properties style:font-name="Helvetica" style:font-name-asian="Times New Roman" style:font-name-complex="Helvetica" fo:font-style="normal" style:font-style-asian="normal" fo:color="#313131" fo:background-color="#FFFFFF" style:language-asian="ru" style:country-asian="RU"/>
    </style:style>
    <style:style style:name="P121" style:parent-style-name="Textbody" style:family="paragraph">
      <style:paragraph-properties fo:widows="2" fo:orphans="2"/>
    </style:style>
    <style:style style:name="T122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T123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fo:language="en" fo:country="US" style:language-asian="ru" style:country-asian="RU"/>
    </style:style>
    <style:style style:name="T124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T125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fo:language="en" fo:country="US" style:language-asian="ru" style:country-asian="RU"/>
    </style:style>
    <style:style style:name="T126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T127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fo:language="en" fo:country="US" style:language-asian="ru" style:country-asian="RU"/>
    </style:style>
    <style:style style:name="T128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T129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fo:language="en" fo:country="US" style:language-asian="ru" style:country-asian="RU"/>
    </style:style>
    <style:style style:name="T130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P131" style:parent-style-name="Standard" style:family="paragraph">
      <style:paragraph-properties fo:text-align="center"/>
    </style:style>
    <style:style style:name="T132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/>
    </style:style>
    <style:style style:name="T133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 fo:language="en" fo:country="US"/>
    </style:style>
    <style:style style:name="T134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/>
    </style:style>
    <style:style style:name="P135" style:parent-style-name="Standard" style:family="paragraph">
      <style:paragraph-properties fo:text-align="center"/>
    </style:style>
    <style:style style:name="T136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 fo:language="en" fo:country="US"/>
    </style:style>
    <style:style style:name="T137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38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39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0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41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2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3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44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5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46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7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48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9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50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1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2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53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4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55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6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57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8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59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0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61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2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3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64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5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66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7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8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69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70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71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P172" style:parent-style-name="Standard" style:family="paragraph">
      <style:paragraph-properties fo:text-align="center"/>
    </style:style>
    <style:style style:name="T173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 fo:language="en" fo:country="US"/>
    </style:style>
    <style:style style:name="T174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75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76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77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78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79" style:parent-style-name="SourceText" style:family="text">
      <style:text-properties style:font-name="Helvetica" style:font-name-complex="Helvetica" fo:color="#313131" fo:font-size="9.5pt" style:font-size-asian="9.5pt" fo:background-color="#FFFFFF"/>
    </style:style>
    <style:style style:name="T180" style:parent-style-name="Основнойшрифтабзаца" style:family="text">
      <style:text-properties style:font-name="Helvetica" style:font-name-complex="Helvetica" fo:color="#313131" fo:font-size="9.5pt" style:font-size-asian="9.5pt" fo:background-color="#FFFFFF"/>
    </style:style>
    <style:style style:name="P181" style:parent-style-name="Standard" style:family="paragraph">
      <style:text-properties style:font-name="Helvetica" style:font-name-complex="Helvetica" fo:color="#313131" fo:background-color="#FFFFFF"/>
    </style:style>
    <style:style style:name="P182" style:parent-style-name="Standard" style:family="paragraph">
      <style:text-properties style:font-name="Helvetica" style:font-name-complex="Helvetica" fo:color="#313131" fo:background-color="#FFFFFF"/>
    </style:style>
    <style:style style:name="P183" style:parent-style-name="Обычный" style:family="paragraph">
      <style:paragraph-properties fo:widows="2" fo:orphans="2" style:vertical-align="auto" style:line-height-at-least="0.2333in" fo:background-color="#FFFFFF"/>
      <style:text-properties style:font-name="Open Sans" style:font-name-asian="Times New Roman" style:font-name-complex="Times New Roman" fo:font-weight="bold" style:font-weight-asian="bold" style:font-weight-complex="bold" fo:color="#474747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P184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800" style:letter-kerning="false" fo:language="en" fo:country="US" style:language-asian="ru" style:country-asian="RU" style:language-complex="ar" style:country-complex="SA" fo:hyphenate="true"/>
    </style:style>
    <style:style style:name="P185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P188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 fo:hyphenate="true"/>
    </style:style>
    <style:style style:name="P189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 fo:hyphenate="true"/>
    </style:style>
    <style:style style:name="P190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E84B5" style:letter-kerning="false" style:language-asian="ru" style:country-asian="RU" style:language-complex="ar" style:country-complex="SA"/>
    </style:style>
    <style:style style:name="P194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 fo:hyphenate="true"/>
    </style:style>
    <style:style style:name="P195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 fo:hyphenate="true"/>
    </style:style>
    <style:style style:name="P196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color="#313131" style:letter-kerning="false" fo:background-color="#FFF0F0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05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P210" style:parent-style-name="Standard" style:family="paragraph">
      <style:paragraph-properties fo:margin-bottom="0.1111in"/>
    </style:style>
    <style:style style:name="T211" style:parent-style-name="Основнойшрифтабзаца" style:family="text">
      <style:text-properties style:font-name="Open Sans" fo:color="#313131" fo:background-color="#FFFFFF"/>
    </style:style>
    <style:style style:name="T212" style:parent-style-name="Выделение" style:family="text">
      <style:text-properties style:font-name="Open Sans" fo:color="#313131" fo:background-color="#FFFFFF"/>
    </style:style>
    <style:style style:name="T213" style:parent-style-name="Основнойшрифтабзаца" style:family="text">
      <style:text-properties style:font-name="Open Sans" fo:color="#313131" fo:background-color="#FFFFFF"/>
    </style:style>
    <style:style style:name="T214" style:parent-style-name="КодHTML" style:family="text">
      <style:text-properties style:font-name-asian="Segoe UI" fo:color="#313131" fo:background-color="#F0F8FF"/>
    </style:style>
    <style:style style:name="T215" style:parent-style-name="Основнойшрифтабзаца" style:family="text">
      <style:text-properties style:font-name="Open Sans" fo:color="#313131" fo:background-color="#FFFFFF"/>
    </style:style>
    <style:style style:name="T216" style:parent-style-name="Выделение" style:family="text">
      <style:text-properties style:font-name="Open Sans" fo:color="#313131" fo:background-color="#FFFFFF"/>
    </style:style>
    <style:style style:name="T217" style:parent-style-name="Основнойшрифтабзаца" style:family="text">
      <style:text-properties style:font-name="Open Sans" fo:color="#313131" fo:background-color="#FFFFFF"/>
    </style:style>
    <style:style style:name="T218" style:parent-style-name="Выделение" style:family="text">
      <style:text-properties style:font-name="Open Sans" fo:color="#313131" fo:background-color="#FFFFFF"/>
    </style:style>
    <style:style style:name="T219" style:parent-style-name="Основнойшрифтабзаца" style:family="text">
      <style:text-properties style:font-name="Open Sans" fo:color="#313131" fo:background-color="#FFFFFF"/>
    </style:style>
    <style:style style:name="P220" style:parent-style-name="Standard" style:family="paragraph">
      <style:text-properties style:font-name="Open Sans" fo:color="#313131" fo:background-color="#FFFFFF"/>
    </style:style>
    <style:style style:name="P221" style:parent-style-name="СтандартныйHTML" style:family="paragraph">
      <style:paragraph-properties style:line-height-at-least="0.2083in"/>
    </style:style>
    <style:style style:name="T222" style:parent-style-name="Основнойшрифтабзаца" style:family="text">
      <style:text-properties fo:font-weight="bold" style:font-weight-asian="bold" style:font-weight-complex="bold" fo:color="#008800" fo:font-size="12pt" style:font-size-asian="12pt" style:font-size-complex="12pt"/>
    </style:style>
    <style:style style:name="T223" style:parent-style-name="Основнойшрифтабзаца" style:family="text">
      <style:text-properties fo:color="#313131" fo:font-size="12pt" style:font-size-asian="12pt" style:font-size-complex="12pt"/>
    </style:style>
    <style:style style:name="T224" style:parent-style-name="Основнойшрифтабзаца" style:family="text">
      <style:text-properties fo:color="#333333" fo:font-size="12pt" style:font-size-asian="12pt" style:font-size-complex="12pt"/>
    </style:style>
    <style:style style:name="T225" style:parent-style-name="Основнойшрифтабзаца" style:family="text">
      <style:text-properties fo:color="#313131" fo:font-size="12pt" style:font-size-asian="12pt" style:font-size-complex="12pt"/>
    </style:style>
    <style:style style:name="T226" style:parent-style-name="Основнойшрифтабзаца" style:family="text">
      <style:text-properties fo:color="#888888" fo:font-size="12pt" style:font-size-asian="12pt" style:font-size-complex="12pt"/>
    </style:style>
    <style:style style:name="P227" style:parent-style-name="Обычный" style:family="paragraph">
      <style:paragraph-properties fo:widows="2" fo:orphans="2" style:vertical-align="auto" fo:margin-top="0.2083in" fo:margin-bottom="0.2361in" fo:background-color="#FFFFFF"/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28" style:parent-style-name="Обычный" style:family="paragraph">
      <style:paragraph-properties fo:widows="2" fo:orphans="2" style:vertical-align="auto" fo:margin-top="0.0694in" fo:margin-bottom="0.118in" style:line-height-at-least="0.2333in" fo:margin-left="0in" fo:background-color="#FFFFFF">
        <style:tab-stops>
          <style:tab-stop style:type="left" style:position="1in"/>
        </style:tab-stops>
      </style:paragraph-properties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29" style:parent-style-name="Обычный" style:family="paragraph">
      <style:paragraph-properties fo:widows="2" fo:orphans="2" style:vertical-align="auto" fo:margin-top="0.0694in" fo:margin-bottom="0.118in" style:line-height-at-least="0.2333in" fo:margin-left="0in" fo:background-color="#FFFFFF">
        <style:tab-stops>
          <style:tab-stop style:type="left" style:position="1in"/>
        </style:tab-stops>
      </style:paragraph-properties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30" style:parent-style-name="Обычный" style:family="paragraph">
      <style:paragraph-properties fo:widows="2" fo:orphans="2" style:vertical-align="auto" fo:margin-top="0.0694in" fo:margin-bottom="0.118in" style:line-height-at-least="0.2333in" fo:margin-left="0in" fo:background-color="#FFFFFF">
        <style:tab-stops>
          <style:tab-stop style:type="left" style:position="1in"/>
        </style:tab-stops>
      </style:paragraph-properties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31" style:parent-style-name="Обычный" style:family="paragraph">
      <style:paragraph-properties fo:widows="2" fo:orphans="2" style:vertical-align="auto" fo:margin-top="0.0694in" fo:margin-bottom="0.118in" style:line-height-at-least="0.2333in" fo:margin-left="0in" fo:background-color="#FFFFFF">
        <style:tab-stops>
          <style:tab-stop style:type="left" style:position="1in"/>
        </style:tab-stops>
      </style:paragraph-properties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32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E84B5" style:letter-kerning="false" style:language-asian="ru" style:country-asian="RU" style:language-complex="ar" style:country-complex="SA"/>
    </style:style>
    <style:style style:name="P236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E84B5" style:letter-kerning="false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42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 fo:hyphenate="true"/>
    </style:style>
    <style:style style:name="P243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 fo:hyphenate="true"/>
    </style:style>
    <style:style style:name="P244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color="#333333" style:letter-kerning="false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333333" style:letter-kerning="false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urier New" style:font-name-asian="Times New Roman" style:font-name-complex="Courier New" fo:color="#313131" style:letter-kerning="false" fo:background-color="#FFF0F0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/>
    </style:style>
    <style:style style:name="P252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61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color="#007020" style:letter-kerning="false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67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 fo:hyphenate="true"/>
    </style:style>
    <style:style style:name="P268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style:letter-kerning="false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74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DD" style:letter-kerning="false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color="#313131" style:letter-kerning="false" fo:background-color="#FFF0F0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Courier New" style:font-name-asian="Times New Roman" style:font-name-complex="Courier New" fo:color="#666666" style:letter-kerning="false" fo:background-color="#FFF0F0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313131" style:letter-kerning="false" fo:background-color="#FFF0F0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P284" style:parent-style-name="Standard" style:family="paragraph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T304" style:parent-style-name="Основнойшрифтабзаца" style:family="text">
      <style:text-properties fo:language="en" fo:country="US"/>
    </style:style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P318" style:parent-style-name="Standard" style:family="paragraph">
      <style:text-properties fo:language="en" fo:country="US"/>
    </style:style>
    <style:style style:name="P319" style:parent-style-name="Standard" style:family="paragraph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P336" style:parent-style-name="Standard" style:family="paragraph">
      <style:paragraph-properties fo:text-align="center"/>
    </style:style>
    <style:style style:name="T337" style:parent-style-name="Основнойшрифтабзаца" style:family="text">
      <style:text-properties fo:font-weight="bold" style:font-weight-asian="bold" fo:language="en" fo:country="US"/>
    </style:style>
    <style:style style:name="T338" style:parent-style-name="Основнойшрифтабзаца" style:family="text">
      <style:text-properties fo:font-weight="bold" style:font-weight-asian="bold" fo:language="en" fo:country="US"/>
    </style:style>
    <style:style style:name="T339" style:parent-style-name="Основнойшрифтабзаца" style:family="text">
      <style:text-properties fo:font-weight="bold" style:font-weight-asian="bold"/>
    </style:style>
    <style:style style:name="T340" style:parent-style-name="Основнойшрифтабзаца" style:family="text">
      <style:text-properties fo:font-weight="bold" style:font-weight-asian="bold"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P353" style:parent-style-name="Standard" style:family="paragraph">
      <style:text-properties fo:language="en" fo:country="US"/>
    </style:style>
  </office:automatic-styles>
  <office:body>
    <office:text text:use-soft-page-breaks="true">
      <text:p text:style-name="P1">Основные способы импорта</text:p>
      <text:p text:style-name="Standard">Стандарт<text:s/><text:span text:style-name="T2">PEP</text:span>8 рекомендует импортировать каждый новый модуль с новой строчки, а не через запятую.</text:p>
      <text:p text:style-name="Standard"/>
      <text:p text:style-name="Standard"/>
      <text:p text:style-name="Standard">1.<text:s/><text:span text:style-name="T3">import</text:span><text:s/>&lt;название модуля&gt;– импортирует весь модуль. (пример:<text:s/><text:span text:style-name="T4">import</text:span><text:s/><text:span text:style-name="T5">math</text:span>)Т.е. импортируется всё пространство имен, вместе со всеми функциями, переменными и т. п., к которым можно обращаться. Посмотреть все пространство имен модуля можно через функцию<text:s/><text:span text:style-name="T6">dir</text:span>(&lt;название модуля&gt;) или просто нажав на нее в коде в<text:s/><text:span text:style-name="T7">PyCharm</text:span>.</text:p>
      <text:p text:style-name="Standard">Обращаться тогда нужно так:</text:p>
      <text:p text:style-name="Standard">&lt;название модуля&gt;<text:span text:style-name="T8">.</text:span>&lt;функция или переменная&gt;</text:p>
      <text:p text:style-name="Standard">Пример:<text:s/><text:span text:style-name="T9">math</text:span>.<text:span text:style-name="T10">factorial</text:span>(10)</text:p>
      <text:p text:style-name="Standard"/>
      <text:p text:style-name="Standard">2. <text:s/><text:span text:style-name="T11">import</text:span><text:s/>&lt;название модуля&gt;<text:s/><text:span text:style-name="T12">as</text:span><text:s/>&lt;придумать название под каким именем будем к нему обращаться&gt; - то же самое, что и в вышестоящем способе вызова.</text:p>
      <text:p text:style-name="Standard"/>
      <text:p text:style-name="Standard">3.<text:s/><text:span text:style-name="T13">from</text:span><text:s/>&lt;название модуля&gt;<text:s/><text:span text:style-name="T14">import</text:span><text:s/>&lt;то, что конкретно хотим импортировать из этого модуля&gt; - импортируем не весь модуль, а только что-то конкретное (переменные, функции и т. д.)</text:p>
      <text:p text:style-name="Standard">Пример<text:span text:style-name="T15">:</text:span></text:p>
      <text:p text:style-name="P16">from math import pi, factorial</text:p>
      <text:p text:style-name="Standard">ВАЖНО:</text:p>
      <text:p text:style-name="Standard">В этом случае обращаться к тому, что импортировали нужно напрямую, т. е. без указания впереди названия модуля с точкой.</text:p>
      <text:p text:style-name="Standard">Пример:</text:p>
      <text:p text:style-name="Standard"><text:span text:style-name="T17">pi</text:span></text:p>
      <text:p text:style-name="Standard"><text:span text:style-name="T18">factorial</text:span>(10)</text:p>
      <text:p text:style-name="Standard"/>
      <text:p text:style-name="Standard">4.<text:s/><text:span text:style-name="T19">import</text:span><text:s/>&lt;название модуля&gt; * - импортрует все имена из указанного модуля.</text:p>
      <text:p text:style-name="Standard"/>
      <text:p text:style-name="Standard"/>
      <text:p text:style-name="Standard">Важно при импорте имен из модуля они не должны совпадать с теми именами функций и переменных, которые есть у самого в программе. Иначе, т. к. код читается сверху вниз, будет</text:p>
      <text:p text:style-name="Standard">выполняться например та функция, которая будет ниже по ходу кода.</text:p>
      <text:p text:style-name="Standard"/>
      <text:p text:style-name="P20">Импорт собственных модулей</text:p>
      <text:p text:style-name="Standard">При импорте собственных модулей важной помнить, что в файле куда вы его импортируете он автоматически прогонит весь код.( чтобы это исключить в импортируемом модуле(коде) может существовать конструкция<text:s/><text:span text:style-name="T21">if</text:span><text:s/>__<text:span text:style-name="T22">name</text:span>__==’__<text:span text:style-name="T23">main</text:span>__’).</text:p>
      <text:p text:style-name="Standard">Также если есть необходимость перезапустить импортируемый модуль, то существует модуль<text:s/><text:span text:style-name="T24">importlib</text:span></text:p>
      <text:p text:style-name="Standard"/>
      <text:p text:style-name="Standard">Важно чтобы импортируемый файл находился в одной директории с вашим файлом. Иначе нужно прописывать следующим образом:<text:s/><text:span text:style-name="T25">import</text:span><text:s/>&lt;название директории&gt;.&lt;имя импортируемого файла&gt;.</text:p>
      <text:p text:style-name="Standard"/>
      <text:p text:style-name="Standard"/>
      <text:p text:style-name="Standard"/>
      <text:p text:style-name="Standard"><text:span text:style-name="T26">import</text:span><text:s/><text:span text:style-name="T27">pprint</text:span><text:s text:c="2"/>- (обозначает<text:s/><text:span text:style-name="T28">pretty</text:span><text:s/><text:span text:style-name="T29">print</text:span><text:s/>т. е. Красивый вывод) модуль для красивого вывода на экран (пример<text:s/><text:span text:style-name="T30">pprint</text:span>.<text:span text:style-name="T31">pprint</text:span>(то что хотим вывести))</text:p>
      <text:p text:style-name="Standard"><text:span text:style-name="T32">importlib</text:span><text:s/>– позволяет перезапускать еще раз импортированный модуль. Пример:<text:s/><text:span text:style-name="T33">importlib</text:span>.<text:span text:style-name="T34">reload</text:span>&lt;название модуля, который хотим перезапустить&gt;</text:p>
      <text:p text:style-name="Standard"/>
      <text:p text:style-name="P35"><text:span text:style-name="T36">os</text:span></text:p>
      <text:p text:style-name="Standard"/>
      <text:p text:style-name="Standard"><text:span text:style-name="T37">os</text:span>.<text:span text:style-name="T38">path</text:span>.<text:span text:style-name="T39">normpath</text:span>(‘путь’) – нормализация пут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<text:span text:style-name="T41">РАБОТА С ФАЙЛАМИ</text:span></text:p>
      <text:p text:style-name="Textbody"><text:span text:style-name="T42">Python</text:span><text:span text:style-name="T43"> «из коробки» располагает достаточно широким набором инструментов для работы с файлами. Для того чтобы начать работать с файлом, надо его открыть с помощью команды специальной функции </text:span><text:span text:style-name="T44">open</text:span><text:span text:style-name="T45">.</text:span></text:p>
      <text:p text:style-name="P46"><text:span text:style-name="T47">f<text:s/></text:span><text:span text:style-name="T48">=</text:span><text:span text:style-name="T49"><text:s/></text:span><text:span text:style-name="T50">open</text:span><text:span text:style-name="T51">(</text:span><text:span text:style-name="T52">'path/to/file'</text:span><text:span text:style-name="T53">,<text:s/></text:span><text:span text:style-name="T54">'filemode'</text:span><text:span text:style-name="T55">, encoding</text:span><text:span text:style-name="T56">=</text:span><text:span text:style-name="T57">'utf8'</text:span><text:span text:style-name="T58">)</text:span></text:p>
      <text:p text:style-name="P59"/>
      <text:p text:style-name="Textbody"><text:span text:style-name="T60">path/to/file</text:span><text:span text:style-name="T61"> — путь к файлу может быть относительным или абсолютным. Можно указывать в </text:span><text:span text:style-name="T62">Unix</text:span><text:span text:style-name="T63">-стиле (</text:span><text:span text:style-name="T64">path/to/file</text:span><text:span text:style-name="T65">) или в </text:span><text:span text:style-name="T66">Windows</text:span><text:span text:style-name="T67">-стиле (</text:span><text:span text:style-name="T68">path\to\file</text:span><text:span text:style-name="T69">).</text:span></text:p>
      <text:list text:style-name="WWNum3">
        <text:list-item text:start-value="1">
          <text:p text:style-name="P70"><text:span text:style-name="T71">filemode</text:span><text:span text:style-name="T72"> — режим, в котором файл нужно открывать.</text:span></text:p>
        </text:list-item>
      </text:list>
      <text:p text:style-name="P73"><text:span text:style-name="T74">Записывается в виде строки, состоит из следующих букв:</text:span></text:p>
      <text:p text:style-name="P75"><text:span text:style-name="T76">Самый удобный режим: «</text:span><text:span text:style-name="T77">a</text:span><text:span text:style-name="T78">+» - это <text:s/>режим, при котором <text:s/>можно и дописывать в конец и читать (.</text:span><text:span text:style-name="T79">write</text:span><text:span text:style-name="T80"><text:s/>и .</text:span><text:span text:style-name="T81">read</text:span><text:span text:style-name="T82">)</text:span></text:p>
      <text:list text:style-name="WWNum3" text:continue-numbering="true">
        <text:list-item>
          <text:list>
            <text:list-item>
              <text:list>
                <text:list-item>
                  <text:p text:style-name="P83"><text:span text:style-name="T84">r</text:span><text:span text:style-name="T85"> </text:span><text:span text:style-name="T86">— открыть на чтение (по умолчанию);</text:span></text:p>
                </text:list-item>
              </text:list>
            </text:list-item>
          </text:list>
        </text:list-item>
      </text:list>
      <text:list text:style-name="WWNum4" text:continue-numbering="true">
        <text:list-item>
          <text:list>
            <text:list-item>
              <text:list>
                <text:list-item>
                  <text:p text:style-name="P87"><text:span text:style-name="T88">w</text:span><text:span text:style-name="T89"> — перезаписать и открыть на запись (если файла нет, то он создастся);(</text:span><text:span text:style-name="T90">Пример<text:s/></text:span><text:span text:style-name="T91">file</text:span><text:span text:style-name="T92"><text:s/>=<text:s/></text:span><text:span text:style-name="T93">open</text:span><text:span text:style-name="T94">(“&lt;имя файла&gt;“, ”</text:span><text:span text:style-name="T95">w</text:span><text:span text:style-name="T96">”,<text:s/></text:span><text:span text:style-name="T97">encoding</text:span><text:span text:style-name="T98">=”</text:span><text:span text:style-name="T99">utf</text:span><text:span text:style-name="T100">-8”</text:span><text:span text:style-name="T101"><text:s/>)). Важно</text:span></text:p>
                </text:list-item>
              </text:list>
            </text:list-item>
          </text:list>
        </text:list-item>
      </text:list>
      <text:list text:style-name="WWNum3" text:continue-numbering="true">
        <text:list-item>
          <text:list>
            <text:list-item>
              <text:list>
                <text:list-item>
                  <text:p text:style-name="P102"><text:span text:style-name="T103">x</text:span><text:span text:style-name="T104"> — создать и открыть на запись (если уже есть — исключение);</text:span></text:p>
                </text:list-item>
                <text:list-item>
                  <text:p text:style-name="P105"><text:span text:style-name="T106">a</text:span><text:span text:style-name="T107"> </text:span><text:span text:style-name="T108">— открыть на дозапись (указатель будет поставлен в конец);</text:span></text:p>
                </text:list-item>
                <text:list-item>
                  <text:p text:style-name="P109"><text:span text:style-name="T110">t</text:span><text:span text:style-name="T111"> — открыть в текстовом виде (по умолчанию);</text:span></text:p>
                </text:list-item>
                <text:list-item>
                  <text:p text:style-name="P112"><text:span text:style-name="T113">b</text:span><text:span text:style-name="T114"> — открыть в бинарном виде.</text:span></text:p>
                </text:list-item>
              </text:list>
            </text:list-item>
          </text:list>
        </text:list-item>
        <text:list-item>
          <text:p text:style-name="P115"><text:span text:style-name="T116">encoding</text:span><text:span text:style-name="T117"> — указание, в какой кодировке файл записан </text:span><text:span text:style-name="T118">(utf-8, cp1251</text:span><text:span text:style-name="T119"> и т. д.). По умолчанию стоит </text:span><text:span text:style-name="T120">utf-8.</text:span></text:p>
        </text:list-item>
      </text:list>
      <text:p text:style-name="P121"><text:span text:style-name="T122">По окончании работы с файлом обязательно выполнять команду <text:s/></text:span><text:span text:style-name="T123">file</text:span><text:span text:style-name="T124">.</text:span><text:span text:style-name="T125">close</text:span><text:span text:style-name="T126">(). Если возникнут ошибки-решать их можно с помощью<text:s/></text:span><text:span text:style-name="T127">try</text:span><text:span text:style-name="T128">-</text:span><text:span text:style-name="T129">exept</text:span><text:span text:style-name="T130">.</text:span></text:p>
      <text:p text:style-name="P131"><text:span text:style-name="T132">Методы функции<text:s/></text:span><text:span text:style-name="T133">open</text:span><text:span text:style-name="T134">:</text:span></text:p>
      <text:p text:style-name="P135"><text:span text:style-name="T136">read</text:span></text:p>
      <text:p text:style-name="Standard"/>
      <text:p text:style-name="Standard"/>
      <text:p text:style-name="Standard"><text:span text:style-name="T137">- &lt;</text:span><text:span text:style-name="T138">file</text:span><text:span text:style-name="T139">&gt;.</text:span><text:span text:style-name="T140">tell</text:span><text:span text:style-name="T141">(&lt;индекс&gt;) – переставляет «курсор». Т.е. выбирает позицию, с которой начать.</text:span></text:p>
      <text:p text:style-name="Standard"><text:span text:style-name="T142">- &lt;</text:span><text:span text:style-name="T143">file</text:span><text:span text:style-name="T144">&gt;.</text:span><text:span text:style-name="T145">read</text:span><text:span text:style-name="T146">() - откроет весь файл. Если указать в аргументе цифру (&lt;</text:span><text:span text:style-name="T147">file</text:span><text:span text:style-name="T148">&gt;.</text:span><text:span text:style-name="T149">read</text:span><text:span text:style-name="T150">(2)), то он выведет первые два символа в этом файле. Если еще раз вызвать этот метод <text:s/>с тем же параметром, то выведется СЛЕДУЮЩИЕ два символа. Чтобы этого избежать существует следующий метод:</text:span></text:p>
      <text:p text:style-name="Standard"><text:span text:style-name="T151">&lt;</text:span><text:span text:style-name="T152">file</text:span><text:span text:style-name="T153">&gt;.</text:span><text:span text:style-name="T154">seek</text:span><text:span text:style-name="T155">() - метод откатывает наш отсчет вывода<text:s/></text:span><text:span text:style-name="T156">read</text:span><text:span text:style-name="T157"><text:s/>на индекс, который мы передадим в аргумент. Например: вернуться на начало &lt;</text:span><text:span text:style-name="T158">file</text:span><text:span text:style-name="T159">&gt;.</text:span><text:span text:style-name="T160">seek</text:span><text:span text:style-name="T161">(0)</text:span></text:p>
      <text:p text:style-name="Standard"><text:span text:style-name="T162">&lt;</text:span><text:span text:style-name="T163">file</text:span><text:span text:style-name="T164">&gt;.</text:span><text:span text:style-name="T165">readline</text:span><text:span text:style-name="T166">() – вывод строки, работает как итератор</text:span></text:p>
      <text:p text:style-name="Standard"><text:span text:style-name="T167">&lt;</text:span><text:span text:style-name="T168">file</text:span><text:span text:style-name="T169">&gt;.</text:span><text:span text:style-name="T170">readlines</text:span><text:span text:style-name="T171">() - метод преобразует текст в список, где каждый элемент это строка по порядку</text:span></text:p>
      <text:p text:style-name="P172"><text:span text:style-name="T173">write</text:span></text:p>
      <text:p text:style-name="Standard"><text:span text:style-name="T174">&lt;</text:span><text:span text:style-name="T175">file</text:span><text:span text:style-name="T176">&gt;.</text:span><text:span text:style-name="T177">write</text:span><text:span text:style-name="T178">(‘текст’) – перезаписывает открытый файл, добавляя тот текст, который передаем в аргумент. Можно добавлять новый текст по принципу итератора (каждый раз снова вызывая метод).</text:span></text:p>
      <text:p text:style-name="Textbody"><text:span text:style-name="T179">&lt;file&gt;.writelines(список)</text:span><text:span text:style-name="T180"> — записывает список строк в файл;</text:span></text:p>
      <text:p text:style-name="P181"/>
      <text:p text:style-name="P182"/>
      <text:p text:style-name="P183">Requests и её лучший друг JSON</text:p>
      <text:p text:style-name="P184"/>
      <text:p text:style-name="P185"><text:span text:style-name="T186">pip install requests<text:s/></text:span><text:span text:style-name="T187">– модуль нужно установить</text:span></text:p>
      <text:p text:style-name="P188"/>
      <text:p text:style-name="P189"/>
      <text:p text:style-name="P190"><text:span text:style-name="T191">import</text:span><text:span text:style-name="T192"><text:s/></text:span><text:span text:style-name="T193">requests</text:span></text:p>
      <text:p text:style-name="P194"><text:s/></text:p>
      <text:p text:style-name="P195"><text:s/></text:p>
      <text:p text:style-name="P196"><text:span text:style-name="T197">r<text:s/></text:span><text:span text:style-name="T198">=</text:span><text:span text:style-name="T199"><text:s/>requests</text:span><text:span text:style-name="T200">.</text:span><text:span text:style-name="T201">get(</text:span><text:span text:style-name="T202">'https://baconipsum.com/api/?type=all-meat&amp;paras=3&amp;start-with-lorem=1&amp;format=html'</text:span><text:span text:style-name="T203">) <text:s/></text:span><text:span text:style-name="T204"># делаем запрос на сервер по переданному адресу</text:span></text:p>
      <text:p text:style-name="P205"><text:span text:style-name="T206">print</text:span><text:span text:style-name="T207">(r</text:span><text:span text:style-name="T208">.</text:span><text:span text:style-name="T209">content)</text:span></text:p>
      <text:p text:style-name="P210"/>
      <text:p text:style-name="Standard"><text:span text:style-name="T211">В результате работы данного кода в консоль выведется </text:span><text:span text:style-name="T212">HTML-</text:span><text:span text:style-name="T213">код сгенерированного текста, т. к. запрос на получение странички через браузер на самом деле эквивалентен вызову функции </text:span><text:span text:style-name="T214">.get()</text:span><text:span text:style-name="T215"> (и то, и то отправляет </text:span><text:span text:style-name="T216">GET</text:span><text:span text:style-name="T217">-</text:span><text:span text:style-name="T218">HTTP-</text:span><text:span text:style-name="T219">запрос, о котором мы будем говорить более подробно чуть позже на нашем курсе).</text:span></text:p>
      <text:p text:style-name="P220"/>
      <text:p text:style-name="P221"><text:span text:style-name="T222">print</text:span><text:span text:style-name="T223">(r</text:span><text:span text:style-name="T224">.</text:span><text:span text:style-name="T225">status_code) <text:s/></text:span><text:span text:style-name="T226"># узнаем статус полученного ответа</text:span></text:p>
      <text:p text:style-name="Standard"/>
      <text:p text:style-name="Standard"/>
      <text:p text:style-name="P227">Есть несколько категорий ответов, например:</text:p>
      <text:list text:style-name="LFO4" text:continue-numbering="true">
        <text:list-item>
          <text:list>
            <text:list-item>
              <text:p text:style-name="P228">200, 201, 202 и т. д. — ответы, которые говорят, что с запросом всё хорошо и ответ приходит правильный, т. е. его можно обрабатывать и как-либо взаимодействовать с ним. На самом деле почти все серверы всегда в ответ шлют именно ответ 200, а не какой-либо другой из этой же категории.</text:p>
            </text:list-item>
            <text:list-item>
              <text:p text:style-name="P229">300, 301 и т. д. — ответы, которые говорят, что вы будете перенаправлены на другой ресурс (необязательно на этом же сервере).</text:p>
            </text:list-item>
            <text:list-item>
              <text:p text:style-name="P230">400, 401 и т. д. — ответы, которые говорят, что что-то неправильно с запросом. Запрашивается либо несуществующая страница (всем известная 404 ошибка), либо же недостаточно прав для просмотра страницы (403) и т. д.</text:p>
            </text:list-item>
            <text:list-item>
              <text:p text:style-name="P231">501, 502 и т. д. — ответы, которые говорят, что с запросом всё хорошо, но вот на сервере что-то сломалось, и поэтому нормальный ответ прийти не может.</text:p>
            </text:list-item>
          </text:list>
        </text:list-item>
        <text:list-item>
          <text:p text:style-name="P232"><text:span text:style-name="T233">import</text:span><text:span text:style-name="T234"><text:s/></text:span><text:span text:style-name="T235">requests</text:span></text:p>
        </text:list-item>
        <text:list-item>
          <text:p text:style-name="P236"><text:span text:style-name="T237">import</text:span><text:span text:style-name="T238"><text:s/></text:span><text:span text:style-name="T239">json</text:span><text:span text:style-name="T240"><text:s text:c="2"/></text:span><text:span text:style-name="T241"># импортируем необходимую библиотеку</text:span></text:p>
        </text:list-item>
        <text:list-item>
          <text:p text:style-name="P242"><text:s/></text:p>
        </text:list-item>
        <text:list-item>
          <text:p text:style-name="P243"><text:s/></text:p>
        </text:list-item>
        <text:list-item>
          <text:p text:style-name="P244"><text:span text:style-name="T245">r<text:s/></text:span><text:span text:style-name="T246">=</text:span><text:span text:style-name="T247"><text:s/>requests</text:span><text:span text:style-name="T248">.</text:span><text:span text:style-name="T249">get(</text:span><text:span text:style-name="T250">'https://baconipsum.com/api/?type=meat-and-filler'</text:span><text:span text:style-name="T251">)</text:span></text:p>
        </text:list-item>
        <text:list-item>
          <text:p text:style-name="P252"><text:span text:style-name="T253">texts<text:s/></text:span><text:span text:style-name="T254">=</text:span><text:span text:style-name="T255"><text:s/>json</text:span><text:span text:style-name="T256">.</text:span><text:span text:style-name="T257">loads(r</text:span><text:span text:style-name="T258">.</text:span><text:span text:style-name="T259">content) <text:s/></text:span><text:span text:style-name="T260"># делаем из полученных байтов Python-объект для удобной работы</text:span></text:p>
        </text:list-item>
        <text:list-item>
          <text:p text:style-name="P261"><text:span text:style-name="T262">print</text:span><text:span text:style-name="T263">(</text:span><text:span text:style-name="T264">type</text:span><text:span text:style-name="T265">(texts)) <text:s/></text:span><text:span text:style-name="T266"># проверяем тип сконвертированных данных</text:span></text:p>
        </text:list-item>
        <text:list-item>
          <text:p text:style-name="P267"><text:s/></text:p>
        </text:list-item>
        <text:list-item>
          <text:p text:style-name="P268"><text:span text:style-name="T269">for</text:span><text:span text:style-name="T270"><text:s/>text<text:s/></text:span><text:span text:style-name="T271">in</text:span><text:span text:style-name="T272"><text:s/>texts: <text:s/></text:span><text:span text:style-name="T273"># выводим полученный текст. Но для того чтобы он влез в консоль, оставим только первые 50 символов.</text:span></text:p>
        </text:list-item>
        <text:list-item>
          <text:p text:style-name="P274"><text:span text:style-name="T275"><text:s text:c="4"/></text:span><text:span text:style-name="T276">print</text:span><text:span text:style-name="T277">(text[:</text:span><text:span text:style-name="T278">50</text:span><text:span text:style-name="T279">],<text:s/></text:span><text:span text:style-name="T280">'</text:span><text:span text:style-name="T281">\n</text:span><text:span text:style-name="T282">'</text:span><text:span text:style-name="T283">)</text:span></text:p>
        </text:list-item>
      </text:list>
      <text:p text:style-name="Standard"/>
      <text:p text:style-name="P284">REQUESTS</text:p>
      <text:p text:style-name="Standard"><text:span text:style-name="T285">r</text:span><text:s/>=<text:s/><text:span text:style-name="T286">requests</text:span>.<text:span text:style-name="T287">get</text:span>(‘ссылка<text:s/>на<text:s/>сайт’)<text:s/>– получение объекта класса<text:s/><text:span text:style-name="T288">response</text:span></text:p>
      <text:p text:style-name="Standard"><text:span text:style-name="T289">r</text:span><text:s/>=<text:s/><text:span text:style-name="T290">requests</text:span>.<text:span text:style-name="T291">get</text:span>(‘ссылка<text:s/>на<text:s/>сайт’,<text:s/>‘<text:span text:style-name="T292">search</text:span>_<text:span text:style-name="T293">query</text:span>’: ‘<text:span text:style-name="T294">audi</text:span>’)<text:s/>–<text:s/>для примера вторым аргументом передается в виде ключ-значение ссылка на поиск на сайте видео по названию<text:s/>‘<text:span text:style-name="T295">audi</text:span>’.</text:p>
      <text:p text:style-name="Standard"><text:span text:style-name="T296">r</text:span><text:s/>=<text:s/><text:span text:style-name="T297">requests</text:span>.<text:span text:style-name="T298">get</text:span>(‘ссылка<text:s/>на<text:s/>сайт’,<text:s/><text:span text:style-name="T299">stream</text:span>=<text:span text:style-name="T300">True</text:span>) –<text:s/>перевод в режим удержания соединения с сервером и получения данных частями (для получения больших объемов данных, например фильма)</text:p>
      <text:p text:style-name="Standard"><text:tab/><text:span text:style-name="T301">with open(‘story.txt’, ‘w’) as file:</text:span></text:p>
      <text:p text:style-name="Standard"><text:span text:style-name="T302"><text:tab/></text:span><text:span text:style-name="T303"><text:tab/>for x in r.iter_content(chunk_size=5000)</text:span><text:span text:style-name="T304">:<text:s/></text:span><text:span text:style-name="T305"># chunk_size –<text:s/></text:span>размер<text:span text:style-name="T306"><text:s/></text:span>записываемого<text:span text:style-name="T307"><text:s/></text:span>куска</text:p>
      <text:p text:style-name="Standard"><text:span text:style-name="T308"><text:tab/></text:span><text:span text:style-name="T309"><text:tab/></text:span><text:span text:style-name="T310"><text:tab/>print(‘</text:span>Кусочек записан<text:span text:style-name="T311">’)</text:span></text:p>
      <text:p text:style-name="Standard"><text:span text:style-name="T312"><text:tab/></text:span><text:span text:style-name="T313"><text:tab/></text:span><text:span text:style-name="T314"><text:tab/>file.write(x)<text:s/></text:span>или<text:span text:style-name="T315"><text:s/></text:span><text:span text:style-name="T316">file.write(x.decode(‘utf-8’))-</text:span>для<text:span text:style-name="T317"><text:s/></text:span>текста</text:p>
      <text:p text:style-name="P318"/>
      <text:p text:style-name="P319"/>
      <text:p text:style-name="Standard">Можем посмотреть:</text:p>
      <text:p text:style-name="Standard"><text:span text:style-name="T320">r</text:span>.<text:span text:style-name="T321">headers</text:span><text:s/>–<text:s/>заголовки<text:s/><text:span text:style-name="T322">http</text:span><text:s/>ответа</text:p>
      <text:p text:style-name="Standard"><text:span text:style-name="T323">r</text:span><text:span text:style-name="T324">.</text:span><text:span text:style-name="T325">status_code</text:span><text:span text:style-name="T326"><text:s/>–<text:s/></text:span>код<text:span text:style-name="T327"><text:s/></text:span>статуса</text:p>
      <text:p text:style-name="Standard"><text:span text:style-name="T328">r.requests –<text:s/></text:span>тип запроса</text:p>
      <text:p text:style-name="Standard"/>
      <text:p text:style-name="Standard">Просмотр тела ответа:</text:p>
      <text:p text:style-name="Standard"><text:span text:style-name="T329">r</text:span>.<text:span text:style-name="T330">content</text:span><text:s/>–<text:s/>возвращает значение ответа в байтах</text:p>
      <text:p text:style-name="Standard"><text:span text:style-name="T331">r</text:span>.<text:span text:style-name="T332">text</text:span><text:s/>– байты декодированные в строку</text:p>
      <text:p text:style-name="Standard"><text:span text:style-name="T333">r</text:span>.<text:span text:style-name="T334">json</text:span><text:s/>– превращает ответа в объект<text:s/><text:span text:style-name="T335">json</text:span>, то есть в словарь</text:p>
      <text:p text:style-name="Standard"/>
      <text:p text:style-name="Standard"/>
      <text:p text:style-name="P336"><text:span text:style-name="T337">JSON</text:span><text:span text:style-name="T338">(</text:span><text:span text:style-name="T339">по сути словарь</text:span><text:span text:style-name="T340">)</text:span></text:p>
      <text:p text:style-name="Standard"><text:span text:style-name="T341">Json</text:span>.<text:span text:style-name="T342">load</text:span>() –<text:s/>метод для считывания ФАЙЛА в формате<text:s/><text:span text:style-name="T343">json</text:span></text:p>
      <text:p text:style-name="Standard"><text:span text:style-name="T344">Json</text:span>.<text:span text:style-name="T345">loads</text:span>() –<text:s/>метод для считывания СТРОКИ в формате<text:s/><text:span text:style-name="T346">json</text:span></text:p>
      <text:p text:style-name="Standard"/>
      <text:p text:style-name="Standard"><text:span text:style-name="T347">Json</text:span>.<text:span text:style-name="T348">dump</text:span>() –<text:s/>создает ФАЙЛ в формате<text:s/><text:span text:style-name="T349">json</text:span></text:p>
      <text:p text:style-name="Standard"><text:span text:style-name="T350">Json</text:span>.<text:span text:style-name="T351">dumps</text:span>() –<text:s/>создает СТРОКУ в формате<text:s/><text:span text:style-name="T352">json</text:span></text:p>
      <text:p text:style-name="P3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ystem" style:font-pitch="variable" svg:panose-1="2 11 6 4 2 2 2 2 2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Symbol"/>
    </style:style>
    <style:style style:name="ListLabel25" style:display-name="ListLabel 25" style:family="text">
      <style:text-properties style:font-name-complex="Symbol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font-size="18pt" style:font-size-asian="18pt" style:font-size-complex="18pt" style:language-asian="ru" style:country-asian="RU" style:language-complex="ar" style:country-complex="SA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ru" style:country-asian="RU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Symbol" style:font-name-complex="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Symbol" style:font-name-complex="Symbol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Symbol" style:font-name-complex="Symbol"/>
    </style:style>
    <style:style style:name="WW_CharLFO1LVL9" style:family="text">
      <style:text-properties style:font-name="Symbol" style:font-name-complex="Symbol"/>
    </style:style>
    <text:list-style style:name="WWNum3" style:display-name="WWNum3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2" text:style-name="WW_CharLFO1LVL2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2" text:style-name="WW_CharLFO2LVL2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2-03-18T08:26:00Z</meta:creation-date>
    <dc:date>2022-03-18T13:27:00Z</dc:date>
    <meta:template xlink:href="Normal" xlink:type="simple"/>
    <meta:editing-cycles>7</meta:editing-cycles>
    <meta:editing-duration>PT113940S</meta:editing-duration>
    <meta:document-statistic meta:page-count="1" meta:paragraph-count="14" meta:word-count="1115" meta:character-count="7462" meta:row-count="53" meta:non-whitespace-character-count="6361"/>
  </office:meta>
</office:document-meta>
</file>